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1F0000008A91E403423B33CD5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0"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1" style:font-size-asian="7pt" style:font-name-complex="Symbol1"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4">and </text:span><text:span text:style-name="T15">Second</text:span><text:span text:style-name="T14"> Author</text:span><text:span text:style-name="Author-superscripts">a,b</text:span></text:p>
        <text:list xml:id="list3176770450"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P8">HardProbes2023</text:p>
        <text:p text:style-name="P8">26-31 March 2023</text:p>
        <text:p text:style-name="P8">Aschaffenburg, Germany </text:p>
        <text:p text:style-name="P10"/>
      </text:section>
      <text:list xml:id="list1869783648"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151540020690379"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151538761620107"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2112511771" text:style-name="WWNum2">
        <text:list-item>
          <text:p text:style-name="P20">F. Baggins, <text:span text:style-name="T10">Quantum effects of the One Ring</text:span>, <text:span text:style-name="T10">JHEP </text:span><text:span text:style-name="T11">01 </text:span>(3021) 006 [<text:span text:style-name="T12">hep-th/2001033</text:span>]</text:p>
        </text:list-item>
        <text:list-item>
          <text:p text:style-name="P20">B. Baggins, <text:span text:style-name="T10">There and back again</text:span>, Imladris Editions, Rivendell 3018.</text:p>
        </text:list-item>
        <text:list-item>
          <text:p text:style-name="P20">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1" style:font-size-asian="7pt" style:font-name-complex="Symbol1"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91E403423B33CD5B.png" xlink:type="simple" xlink:show="embed" xlink:actuate="onLoad" draw: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3.7.2$Linux_X86_64 LibreOffice_project/30$Build-2</meta:generator>
    <meta:document-statistic meta:table-count="0" meta:image-count="1" meta:object-count="0" meta:page-count="2" meta:paragraph-count="26" meta:word-count="521" meta:character-count="3534" meta:non-whitespace-character-count="30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